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2.163cm" fo:min-width="14.486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fff5ce" draw:opacity="20%" draw:textarea-horizontal-align="justify" draw:textarea-vertical-align="middle" draw:auto-grow-height="false" fo:min-height="2.29cm" fo:min-width="14.74cm" draw:shadow-opacity="20%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639cm" fo:min-width="5.596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512cm" fo:min-width="3.56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5ce" draw:opacity="2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e99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2.413cm" svg:x="1.8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524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4.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096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509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1.795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0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6.384cm" svg:x2="3.921cm" svg:y2="10.313cm">
          <text:p/>
        </draw:line>
        <draw:line draw:style-name="gr3" draw:text-style-name="P3" draw:layer="layout" svg:x1="5.699cm" svg:y1="6.334cm" svg:x2="6.08cm" svg:y2="10.35cm">
          <text:p/>
        </draw:line>
        <draw:line draw:style-name="gr3" draw:text-style-name="P3" draw:layer="layout" svg:x1="8.239cm" svg:y1="6.421cm" svg:x2="8.62cm" svg:y2="10.35cm">
          <text:p/>
        </draw:line>
        <draw:line draw:style-name="gr3" draw:text-style-name="P3" draw:layer="layout" svg:x1="10.398cm" svg:y1="6.509cm" svg:x2="10.779cm" svg:y2="10.525cm">
          <text:p/>
        </draw:line>
        <draw:line draw:style-name="gr3" draw:text-style-name="P3" draw:layer="layout" svg:x1="12.811cm" svg:y1="6.421cm" svg:x2="13.192cm" svg:y2="10.35cm">
          <text:p/>
        </draw:line>
        <draw:line draw:style-name="gr3" draw:text-style-name="P3" draw:layer="layout" svg:x1="14.97cm" svg:y1="6.509cm" svg:x2="15.351cm" svg:y2="10.525cm">
          <text:p/>
        </draw:line>
        <draw:custom-shape draw:style-name="gr4" draw:text-style-name="P4" draw:layer="layout" svg:width="15.24cm" svg:height="2.54cm" svg:x="1.762cm" svg:y="9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0.889cm" svg:x="10.652cm" svg:y="3.667cm">
          <text:p text:style-name="P5">Original Li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064cm" svg:height="0.762cm" svg:x="12.43cm" svg:y="8.493cm">
          <text:p text:style-name="P5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986cm" svg:height="2.413cm" svg:x="2.27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14.4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14.716cm" svg:x2="5.318cm" svg:y2="19.161cm">
          <text:p/>
        </draw:line>
        <draw:line draw:style-name="gr3" draw:text-style-name="P3" draw:layer="layout" svg:x1="5.699cm" svg:y1="14.7cm" svg:x2="7.604cm" svg:y2="19.161cm">
          <text:p/>
        </draw:line>
        <draw:line draw:style-name="gr3" draw:text-style-name="P3" draw:layer="layout" svg:x1="8.239cm" svg:y1="14.623cm" svg:x2="9.89cm" svg:y2="19.161cm">
          <text:p/>
        </draw:line>
        <draw:line draw:style-name="gr3" draw:text-style-name="P3" draw:layer="layout" svg:x1="12.811cm" svg:y1="14.623cm" svg:x2="14.462cm" svg:y2="19.034cm">
          <text:p/>
        </draw:line>
        <draw:line draw:style-name="gr3" draw:text-style-name="P3" draw:layer="layout" svg:x1="10.144cm" svg:y1="14.622cm" svg:x2="11.922cm" svg:y2="19.415cm">
          <text:p/>
        </draw:line>
        <draw:line draw:style-name="gr3" draw:text-style-name="P3" draw:layer="layout" svg:x1="14.843cm" svg:y1="14.7cm" svg:x2="16.875cm" svg:y2="19.161cm">
          <text:p/>
        </draw:line>
        <draw:custom-shape draw:style-name="gr7" draw:text-style-name="P5" draw:layer="layout" svg:width="1.143cm" svg:height="1.143cm" svg:x="-10.938cm" svg:y="21.44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20.43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1.7cm" svg:y="23.73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9.28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8.272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7.25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6.366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20.5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9.54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21.70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8.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7.384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6.36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5.478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21.447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541cm" svg:y="23.73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43cm" svg:height="1.143cm" svg:x="-9.16cm" svg:y="20.30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9.28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8.272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7.382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21.447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20.30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255cm" svg:y="23.73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19.16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18.271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21.44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20.30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19.162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223cm" svg:y="23.733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0.889cm" svg:x="11.16cm" svg:y="13.192cm">
          <text:p text:style-name="P5">Deep Copy List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1.778cm" svg:height="1.524cm" svg:x="4.556cm" svg:y="19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6.842cm" svg:y="19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128cm" svg:y="19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1.541cm" svg:y="19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3.827cm" svg:y="19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6.113cm" svg:y="19.1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24cm" svg:height="2.54cm" svg:x="3.413cm" svg:y="18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064cm" svg:height="0.762cm" svg:x="14.081cm" svg:y="17.76cm">
          <text:p text:style-name="P5">Mem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2-22T08:39:20.313974588</meta:creation-date>
    <dc:date>2020-12-01T17:41:59.345817234</dc:date>
    <meta:editing-duration>P1DT3H59M16S</meta:editing-duration>
    <meta:editing-cycles>7</meta:editing-cycles>
    <meta:generator>LibreOffice/7.0.3.1$Linux_X86_64 LibreOffice_project/00$Build-1</meta:generator>
    <meta:document-statistic meta:object-count="73"/>
  </office:meta>
</office:document-meta>
</file>